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86944"/>
    </style:style>
    <style:style style:name="P4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2">
      <style:text-properties officeooo:paragraph-rsid="00186944"/>
    </style:style>
    <style:style style:name="P8" style:family="paragraph" style:parent-style-name="Standard" style:list-style-name="L3">
      <style:text-properties officeooo:paragraph-rsid="00186944"/>
    </style:style>
    <style:style style:name="T1" style:family="text">
      <style:text-properties style:font-name-asian="Arial1" style:font-name-complex="Arial1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86944" style:font-size-asian="12pt" style:font-size-complex="12pt"/>
    </style:style>
    <style:style style:name="T4" style:family="text">
      <style:text-properties officeooo:rsid="00186944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Soft SRL.</text:p>
      <text:p text:style-name="P1"/>
      <text:p text:style-name="P1">Charter:</text:p>
      <text:p text:style-name="P1"/>
      <text:p text:style-name="P1">Somos el departamento de Proyectos de SmartSoft SRL y debemos diseñar un plan para llevar a cabo la mudanza de la empresa de la locación actual a la nueva.</text:p>
      <text:p text:style-name="P1"/>
      <text:p text:style-name="P1">Objetivo: </text:p>
      <text:p text:style-name="P1">Diseñar y llevar a cabo la mudanza de SmartSoft SRL a un nuevo edificio, con el fin de contar con el mobiliario y los servicios instalados y el personal operativo al primer lunes de Noviembre.</text:p>
      <text:p text:style-name="P1"/>
      <text:p text:style-name="P1">Requerimientos a satisfacer</text:p>
      <text:list xml:id="list471521070" text:style-name="L1">
        <text:list-item>
          <text:p text:style-name="P4">Planificar y realizar el traslado e instalación en el nuevo edificio de: mobiliario, instalaciones, infraestructura de red, telecomunicaciones y servidores, personal.</text:p>
        </text:list-item>
        <text:list-item>
          <text:p text:style-name="P4">Contratar los servicios relacionados con la mudanza (fletes, <text:span text:style-name="T1">cajas contenedoras, servicios de internet, operarios para instalación de mobiliario</text:span>).</text:p>
        </text:list-item>
        <text:list-item>
          <text:p text:style-name="P3"><text:span text:style-name="T2">No dejar a la empresa sin comunicaciones más de un día.</text:span></text:p>
        </text:list-item>
        <text:list-item>
          <text:p text:style-name="P4">Planificar y realizar la distribución de las instalaciones en el nuevo edificio para los tres pisos disponibles.</text:p>
        </text:list-item>
        <text:list-item>
          <text:p text:style-name="P2"><text:span text:style-name="T2">Planificar y realizar la redistribución de las instalaciones al </text:span><text:span text:style-name="T3">adquirir</text:span><text:span text:style-name="T2"> dos pisos nuevos.</text:span></text:p>
        </text:list-item>
      </text:list>
      <text:p text:style-name="P1"/>
      <text:p text:style-name="P1"/>
      <text:p text:style-name="P1">Limitaciones del proyecto</text:p>
      <text:list xml:id="list1322002703" text:style-name="L2">
        <text:list-item>
          <text:p text:style-name="P7"><text:span text:style-name="T2">No se realizará la compra de nuevo mobiliario / infraestructura.</text:span></text:p>
        </text:list-item>
        <text:list-item>
          <text:p text:style-name="P5">No se contemplan los daños que puedan sufrir los mobiliarios / infraestructura durante la mudanza.</text:p>
        </text:list-item>
        <text:list-item>
          <text:p text:style-name="P7"><text:span text:style-name="T2">No se realizará la configuración de las telecomunicaciones y los servidores, sino que solamente se realizará su instalación.</text:span></text:p>
        </text:list-item>
        <text:list-item>
          <text:p text:style-name="P5">El trasporte del personal de la empresa de un edificio al otro correrá por cuenta del mismo.</text:p>
        </text:list-item>
        <text:list-item>
          <text:p text:style-name="P7"><text:span text:style-name="T2">Se considerán como servicios a contratar: internet y telefonía.</text:span></text:p>
        </text:list-item>
      </text:list>
      <text:p text:style-name="P1"/>
      <text:p text:style-name="P1">Hipótesis y supuestos</text:p>
      <text:list xml:id="list1075130505" text:style-name="L3">
        <text:list-item>
          <text:p text:style-name="P8"><text:span text:style-name="T2">La baja de los servicios actuales quedará a cargo de otro departamento.</text:span></text:p>
        </text:list-item>
        <text:list-item>
          <text:p text:style-name="P6">La contratación de los nuevos servicios esta incluida en el presupuesto del proyecto.</text:p>
        </text:list-item>
        <text:list-item>
          <text:p text:style-name="P6">Se supone que el edificio estará acondicionado para realizar la mudanza y las instalaciones necesarias.</text:p>
        </text:list-item>
        <text:list-item>
          <text:p text:style-name="P6">Se supone que las instalaciones de los primeros tres pisos de los que se dispondrá en el nuevo edificio, permiten instalar la totalidad de la infraestructura, mobiliario y personal de SmartSoft SRL. </text:p>
        </text:list-item>
        <text:list-item>
          <text:p text:style-name="P6">Se supone que el edificio nuevo cuenta con los servicios de luz, agua y gas junto con sus correspondientes instalaciones y habilitaciones.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19T16:34:24.23</meta:creation-date>
    <dc:date>2011-08-23T12:54:32</dc:date>
    <dc:creator>karen </dc:creator>
    <meta:editing-duration>PT05H26M02S</meta:editing-duration>
    <meta:editing-cycles>25</meta:editing-cycles>
    <meta:generator>OpenOffice.org/3.2$Linux OpenOffice.org_project/320m19$Build-9505</meta:generator>
    <meta:document-statistic meta:table-count="0" meta:image-count="0" meta:object-count="0" meta:page-count="1" meta:paragraph-count="23" meta:word-count="335" meta:character-count="2073"/>
  </office:meta>
</office:document-meta>
</file>